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BF0000030852424E68.png"/>
  <manifest:file-entry manifest:media-type="image/png" manifest:full-path="Pictures/10000201000004BF000003089CDC3926.png"/>
  <manifest:file-entry manifest:media-type="image/png" manifest:full-path="Pictures/10000201000004BF0000030829FC9892.png"/>
  <manifest:file-entry manifest:media-type="image/png" manifest:full-path="Pictures/10000201000004BF00000308E8E82DCB.png"/>
  <manifest:file-entry manifest:media-type="image/png" manifest:full-path="Pictures/10000201000004BF000003086A98CDB3.png"/>
  <manifest:file-entry manifest:media-type="image/png" manifest:full-path="Pictures/10000201000004BF00000308B0D8CF21.png"/>
  <manifest:file-entry manifest:media-type="image/png" manifest:full-path="Pictures/10000201000004BF00000308A7DDD7FE.png"/>
  <manifest:file-entry manifest:media-type="image/png" manifest:full-path="Pictures/10000201000004BF00000308B11A7F3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0.857cm" draw:z-index="0"><draw:image xlink:href="Pictures/10000201000004BF0000030852424E68.png" xlink:type="simple" xlink:show="embed" xlink:actuate="onLoad"/></draw:frame></text:p>
      <text:p text:style-name="Standard"><draw:frame draw:style-name="fr2" draw:name="graphics2" text:anchor-type="paragraph" svg:width="17cm" svg:height="10.857cm" draw:z-index="1"><draw:image xlink:href="Pictures/10000201000004BF00000308E8E82DC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3" text:anchor-type="paragraph" svg:width="17cm" svg:height="10.857cm" draw:z-index="2"><draw:image xlink:href="Pictures/10000201000004BF0000030829FC9892.png" xlink:type="simple" xlink:show="embed" xlink:actuate="onLoad"/></draw:frame><text:soft-page-break/></text:p>
      <text:p text:style-name="Standard"><draw:frame draw:style-name="fr1" draw:name="graphics4" text:anchor-type="paragraph" svg:width="17cm" svg:height="10.857cm" draw:z-index="3"><draw:image xlink:href="Pictures/10000201000004BF000003089CDC3926.png" xlink:type="simple" xlink:show="embed" xlink:actuate="onLoad"/></draw:frame></text:p>
      <text:p text:style-name="Standard"/>
      <text:p text:style-name="Standard"/>
      <text:p text:style-name="Standard"><draw:frame draw:style-name="fr2" draw:name="graphics5" text:anchor-type="paragraph" svg:width="17cm" svg:height="10.857cm" draw:z-index="4"><draw:image xlink:href="Pictures/10000201000004BF00000308B11A7F30.png" xlink:type="simple" xlink:show="embed" xlink:actuate="onLoad"/></draw:frame><text:soft-page-break/></text:p>
      <text:p text:style-name="Standard"><draw:frame draw:style-name="fr1" draw:name="graphics6" text:anchor-type="paragraph" svg:width="17cm" svg:height="10.857cm" draw:z-index="5"><draw:image xlink:href="Pictures/10000201000004BF00000308B0D8CF21.png" xlink:type="simple" xlink:show="embed" xlink:actuate="onLoad"/></draw:frame></text:p>
      <text:p text:style-name="Standard"/>
      <text:p text:style-name="Standard"><draw:frame draw:style-name="fr2" draw:name="graphics7" text:anchor-type="paragraph" svg:width="17cm" svg:height="10.857cm" draw:z-index="6"><draw:image xlink:href="Pictures/10000201000004BF000003086A98CDB3.png" xlink:type="simple" xlink:show="embed" xlink:actuate="onLoad"/></draw:frame><text:soft-page-break/></text:p>
      <text:p text:style-name="Standard"/>
      <text:p text:style-name="Standard"><draw:frame draw:style-name="fr2" draw:name="graphics8" text:anchor-type="paragraph" svg:width="17cm" svg:height="10.857cm" draw:z-index="7"><draw:image xlink:href="Pictures/10000201000004BF00000308A7DDD7F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s </meta:initial-creator>
    <meta:creation-date>2013-01-30T18:45:31</meta:creation-date>
    <dc:date>2013-01-30T20:16:41</dc:date>
    <dc:creator>mps </dc:creator>
    <meta:editing-duration>PT1H29M45S</meta:editing-duration>
    <meta:editing-cycles>3</meta:editing-cycles>
    <meta:generator>LibreOffice/3.5$Linux_x86 LibreOffice_project/350m1$Build-2</meta:generator>
    <meta:document-statistic meta:table-count="0" meta:image-count="8" meta:object-count="0" meta:page-count="4" meta:paragraph-count="0" meta:word-count="0" meta:character-count="0" meta:non-whitespace-character-count="0"/>
  </office:meta>
</office:document-meta>
</file>